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20492EBA505FF8B2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8pt" style:font-size-complex="18pt"/>
    </style:style>
    <style:style style:name="P3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671cm" svg:x="1.143cm" svg:y="6.2cm">
          <draw:image xlink:href="Pictures/10000000000003E800000320492EBA505FF8B287.png" xlink:type="simple" xlink:show="embed" xlink:actuate="onLoad" loext:mime-type="image/png">
            <text:p/>
          </draw:image>
        </draw:frame>
        <draw:frame draw:style-name="gr2" draw:text-style-name="P3" draw:layer="layout" svg:width="1.27cm" svg:height="0.889cm" svg:x="2.143cm" svg:y="7.188cm">
          <draw:text-box>
            <text:p text:style-name="P2"><text:span text:style-name="T1">a)</text:span></text:p>
          </draw:text-box>
        </draw:frame>
        <draw:frame draw:style-name="gr2" draw:text-style-name="P3" draw:layer="layout" svg:width="1.27cm" svg:height="0.889cm" svg:x="11.414cm" svg:y="7.223cm">
          <draw:text-box>
            <text:p text:style-name="P2"><text:span text:style-name="T1">b)</text:span></text:p>
          </draw:text-box>
        </draw:frame>
        <draw:frame draw:style-name="gr2" draw:text-style-name="P3" draw:layer="layout" svg:width="1.27cm" svg:height="0.889cm" svg:x="11.414cm" svg:y="15.024cm">
          <draw:text-box>
            <text:p text:style-name="P2"><text:span text:style-name="T1">d)</text:span></text:p>
          </draw:text-box>
        </draw:frame>
        <draw:frame draw:style-name="gr2" draw:text-style-name="P3" draw:layer="layout" svg:width="1.27cm" svg:height="0.889cm" svg:x="2.214cm" svg:y="15.025cm">
          <draw:text-box>
            <text:p text:style-name="P2"><text:span text:style-name="T1">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2:58:36.304447777</meta:creation-date>
    <meta:generator>LibreOffice/6.4.7.2$Linux_X86_64 LibreOffice_project/40$Build-2</meta:generator>
    <dc:date>2023-09-29T13:04:25.153143241</dc:date>
    <meta:editing-duration>PT5M49S</meta:editing-duration>
    <meta:editing-cycles>1</meta:editing-cycles>
    <meta:document-statistic meta:object-count="5"/>
  </office:meta>
</office:document-meta>
</file>